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BeanChecker.FormBeanChecker( CoreAnnotationProcessorEnv env , Diagnostics dia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terValidatablePropertyGrammar.onCheckMember( AnnotationTypeElementDeclaration memberDecl , AnnotationValue member , AnnotationInstance annotation , AnnotationInstance [ ] parentAnnotations , MemberDeclaration classMemb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rmBeanChecker.checkValidationAnnotation( MethodDeclaration method , String annotationTagName , AnnotationGrammar gramma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GetterValidatablePropertyGrammar.GetterValidatablePropertyGramm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tterValidatablePropertyGrammar.getRequiredAtt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BeanChecker.onCheck( ClassDeclaration jclass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22">
            <text:p text:style-name="Table_20_Contents">22</text:p>
          </table:table-cell>
          <table:table-cell office:value-type="float" office:value="58">
            <text:p text:style-name="Table_20_Contents">5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